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19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2.3134in"/>
    </style:style>
    <style:style style:name="co5" style:family="table-column">
      <style:table-column-properties fo:break-before="auto" style:column-width="1.3555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4098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42" table:default-cell-style-name="Default"/>
        <table:table-row table:style-name="ro1">
          <table:table-cell/>
          <table:table-cell table:style-name="ce1"/>
          <table:table-cell table:style-name="ce1" office:value-type="string">
            <text:p>Parts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241"/>
        </table:table-row>
        <table:table-row table:style-name="ro2">
          <table:table-cell office:value-type="string">
            <text:p>In pwm</text:p>
          </table:table-cell>
          <table:table-cell office:value-type="string">
            <text:p>ADC</text:p>
          </table:table-cell>
          <table:table-cell office:value-type="string">
            <text:p>C1-2</text:p>
          </table:table-cell>
          <table:table-cell office:value-type="string">
            <text:p>Farnell</text:p>
          </table:table-cell>
          <table:table-cell office:value-type="float" office:value="1288255">
            <text:p>1288255</text:p>
          </table:table-cell>
          <table:table-cell table:number-columns-repeated="2"/>
          <table:table-cell office:value-type="string">
            <text:p>Capacitor 100nF 0603</text:p>
          </table:table-cell>
          <table:table-cell office:value-type="float" office:value="2">
            <text:p>2</text:p>
          </table:table-cell>
          <table:table-cell table:formula="oooc:=[.I2]*[Sheet2.$B$1]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formula="oooc:=[.M2]*[.L2]" office:value-type="currency" office:currency="GBP" office:value="0.52">
            <text:p>£0.5200</text:p>
          </table:table-cell>
          <table:table-cell table:number-columns-repeated="24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C</text:p>
          </table:table-cell>
          <table:table-cell office:value-type="string">
            <text:p>C3</text:p>
          </table:table-cell>
          <table:table-cell office:value-type="string">
            <text:p>Farnell</text:p>
          </table:table-cell>
          <table:table-cell table:style-name="ce2" office:value-type="float" office:value="9451455">
            <text:p>9451455</text:p>
          </table:table-cell>
          <table:table-cell table:number-columns-repeated="2"/>
          <table:table-cell office:value-type="string">
            <text:p>Capacitor 1uF Electrolytic 2.5mm</text:p>
          </table:table-cell>
          <table:table-cell office:value-type="float" office:value="1">
            <text:p>1</text:p>
          </table:table-cell>
          <table:table-cell table:formula="oooc:=[.I3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036">
            <text:p>£0.0360</text:p>
          </table:table-cell>
          <table:table-cell table:formula="oooc:=[.M3]*[.L3]" office:value-type="currency" office:currency="GBP" office:value="0.72">
            <text:p>£0.7200</text:p>
          </table:table-cell>
          <table:table-cell table:number-columns-repeated="24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C</text:p>
          </table:table-cell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number-columns-repeated="2"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table:formula="oooc:=[.I4]*[Sheet2.$B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M4]*[.L4]" office:value-type="currency" office:currency="GBP" office:value="5.4">
            <text:p>£5.4000</text:p>
          </table:table-cell>
          <table:table-cell table:number-columns-repeated="241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ADC</text:p>
          </table:table-cell>
          <table:table-cell office:value-type="string">
            <text:p>CON2-CON8</text:p>
          </table:table-cell>
          <table:table-cell office:value-type="string">
            <text:p>Farnell</text:p>
          </table:table-cell>
          <table:table-cell table:style-name="ce2" office:value-type="float" office:value="3041050">
            <text:p>3041050</text:p>
          </table:table-cell>
          <table:table-cell table:number-columns-repeated="2"/>
          <table:table-cell office:value-type="string">
            <text:p>Cage Clamp</text:p>
          </table:table-cell>
          <table:table-cell office:value-type="float" office:value="11">
            <text:p>11</text:p>
          </table:table-cell>
          <table:table-cell table:formula="oooc:=[.I5]*[Sheet2.$B$1]"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currency" office:currency="GBP" office:value="0.27">
            <text:p>£0.2700</text:p>
          </table:table-cell>
          <table:table-cell table:formula="oooc:=[.M5]*[.L5]" office:value-type="currency" office:currency="GBP" office:value="37.8">
            <text:p>£37.8000</text:p>
          </table:table-cell>
          <table:table-cell table:number-columns-repeated="24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C</text:p>
          </table:table-cell>
          <table:table-cell office:value-type="string">
            <text:p>CON9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 office:value-type="string">
            <text:p>Cage Clamp End</text:p>
          </table:table-cell>
          <table:table-cell office:value-type="float" office:value="1">
            <text:p>1</text:p>
          </table:table-cell>
          <table:table-cell table:formula="oooc:=[.I6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31">
            <text:p>£0.3100</text:p>
          </table:table-cell>
          <table:table-cell table:formula="oooc:=[.M6]*[.L6]" office:value-type="currency" office:currency="GBP" office:value="6.2">
            <text:p>£6.2000</text:p>
          </table:table-cell>
          <table:table-cell table:number-columns-repeated="241"/>
        </table:table-row>
        <table:table-row table:style-name="ro2">
          <table:table-cell office:value-type="string">
            <text:p>240(incl 80 for dio? </text:p>
          </table:table-cell>
          <table:table-cell office:value-type="string">
            <text:p>ADC</text:p>
          </table:table-cell>
          <table:table-cell office:value-type="string">
            <text:p>D1-D8</text:p>
          </table:table-cell>
          <table:table-cell office:value-type="string">
            <text:p>Farnell</text:p>
          </table:table-cell>
          <table:table-cell table:style-name="ce2" office:value-type="float" office:value="1081206">
            <text:p>1081206</text:p>
          </table:table-cell>
          <table:table-cell office:value-type="string">
            <text:p>BAT754S</text:p>
          </table:table-cell>
          <table:table-cell/>
          <table:table-cell office:value-type="string">
            <text:p>Dual diode SOT23-3</text:p>
          </table:table-cell>
          <table:table-cell office:value-type="float" office:value="8">
            <text:p>8</text:p>
          </table:table-cell>
          <table:table-cell table:formula="oooc:=[.I7]*[Sheet2.$B$1]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48">
            <text:p>£0.0480</text:p>
          </table:table-cell>
          <table:table-cell table:formula="oooc:=[.M7]*[.L7]" office:value-type="currency" office:currency="GBP" office:value="7.68">
            <text:p>£7.6800</text:p>
          </table:table-cell>
          <table:table-cell table:number-columns-repeated="24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C</text:p>
          </table:table-cell>
          <table:table-cell office:value-type="string">
            <text:p>IC1</text:p>
          </table:table-cell>
          <table:table-cell office:value-type="string">
            <text:p>Farnell</text:p>
          </table:table-cell>
          <table:table-cell table:style-name="ce2" office:value-type="float" office:value="1078302">
            <text:p>1078302</text:p>
          </table:table-cell>
          <table:table-cell office:value-type="string">
            <text:p>AD7998</text:p>
          </table:table-cell>
          <table:table-cell/>
          <table:table-cell office:value-type="string">
            <text:p>ADC – TSSOP20</text:p>
          </table:table-cell>
          <table:table-cell office:value-type="float" office:value="1">
            <text:p>1</text:p>
          </table:table-cell>
          <table:table-cell table:formula="oooc:=[.I8]*[Sheet2.$B$1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3.52">
            <text:p>£3.5200</text:p>
          </table:table-cell>
          <table:table-cell table:formula="oooc:=[.M8]*[.L8]" office:value-type="currency" office:currency="GBP" office:value="70.4">
            <text:p>£70.4000</text:p>
          </table:table-cell>
          <table:table-cell table:number-columns-repeated="241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ADC</text:p>
          </table:table-cell>
          <table:table-cell office:value-type="string">
            <text:p>R1-R9</text:p>
          </table:table-cell>
          <table:table-cell office:value-type="string">
            <text:p>Farnell</text:p>
          </table:table-cell>
          <table:table-cell table:style-name="ce2" office:value-type="float" office:value="9337008">
            <text:p>9337008</text:p>
          </table:table-cell>
          <table:table-cell table:number-columns-repeated="2"/>
          <table:table-cell office:value-type="string">
            <text:p>Resistor 1K – 1206</text:p>
          </table:table-cell>
          <table:table-cell office:value-type="float" office:value="9">
            <text:p>9</text:p>
          </table:table-cell>
          <table:table-cell table:formula="oooc:=[.I9]*[Sheet2.$B$1]"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currency" office:currency="GBP" office:value="0.021">
            <text:p>£0.0210</text:p>
          </table:table-cell>
          <table:table-cell table:formula="oooc:=[.M9]*[.L9]" office:value-type="currency" office:currency="GBP" office:value="3.78">
            <text:p>£3.7800</text:p>
          </table:table-cell>
          <table:table-cell table:number-columns-repeated="241"/>
        </table:table-row>
        <table:table-row table:style-name="ro1" table:number-rows-repeated="6552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Number of boards: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ooc:=SUM([Sheet1.N2:.N20])" office:value-type="currency" office:currency="GBP" office:value="132.5">
            <text:p>£132.5000</text:p>
          </table:table-cell>
        </table:table-row>
        <table:table-row table:style-name="ro1">
          <table:table-cell office:value-type="string">
            <text:p>Per Board</text:p>
          </table:table-cell>
          <table:table-cell table:formula="oooc:=[.B2]/[.B1]" office:value-type="currency" office:currency="GBP" office:value="6.625">
            <text:p>£6.625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4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bert Spanton</meta:initial-creator>
    <meta:creation-date>2007-08-25T16:05:28</meta:creation-date>
    <dc:creator>Tom Bennellick</dc:creator>
    <dc:date>2007-09-19T14:53:00</dc:date>
    <dc:language>en-US</dc:language>
    <meta:editing-cycles>22</meta:editing-cycles>
    <meta:editing-duration>PT3H4M1S</meta:editing-duration>
    <meta:user-defined meta:name="Info 1"/>
    <meta:user-defined meta:name="Info 2"/>
    <meta:user-defined meta:name="Info 3"/>
    <meta:user-defined meta:name="Info 4"/>
    <meta:document-statistic meta:table-count="3" meta:cell-count="115"/>
  </office:meta>
</office:document-meta>
</file>